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/>
    <style:font-face style:name="Calibri1" svg:font-family="Calibri1" style:font-family-generic="swiss"/>
    <style:font-face style:name="Calibri11" svg:font-family="Calibri1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4.736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Calibri11" fo:font-size="11pt" style:font-name-asian="Calibri11" style:font-size-asian="11pt" style:font-name-complex="Calibri11" style:font-size-complex="11pt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Calibri11" fo:font-size="11pt" style:font-name-asian="Calibri11" style:font-size-asian="11pt" style:font-name-complex="Calibri11" style:font-size-complex="11pt"/>
    </style:style>
    <style:style style:name="ce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Calibri11" fo:font-size="11pt" style:font-name-asian="Calibri11" style:font-size-asian="11pt" style:font-name-complex="Calibri11" style:font-size-complex="11pt"/>
    </style:style>
    <style:style style:name="ce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Calibri11" fo:font-size="11pt" style:font-name-asian="Calibri11" style:font-size-asian="11pt" style:font-name-complex="Calibri11" style:font-size-complex="11pt"/>
    </style:style>
    <style:style style:name="ce6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ce8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1" style:font-size-asian="11pt" style:font-name-complex="Calibri11" style:font-size-complex="11pt"/>
    </style:style>
    <style:style style:name="ce3" style:family="table-cell" style:parent-style-name="Default" style:data-style-name="N111">
      <style:table-cell-properties fo:background-color="transparent" style:vertical-align="automatic"/>
      <style:text-properties fo:color="#000000" style:font-name="Calibri11" fo:font-size="11pt" style:font-name-asian="Calibri11" style:font-size-asian="11pt" style:font-name-complex="Calibri11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 table:style-name="ce1" office:value-type="string" calcext:value-type="string">
            <text:p>stateProvince</text:p>
          </table:table-cell>
          <table:table-cell table:style-name="ce1" office:value-type="string" calcext:value-type="string">
            <text:p>occurrenceStatus</text:p>
          </table:table-cell>
          <table:table-cell table:style-name="ce1" office:value-type="string" calcext:value-type="string">
            <text:p>individualCount</text:p>
          </table:table-cell>
          <table:table-cell table:style-name="ce1" office:value-type="string" calcext:value-type="string">
            <text:p>decimalLatitude</text:p>
          </table:table-cell>
          <table:table-cell table:style-name="ce1" office:value-type="string" calcext:value-type="string">
            <text:p>decimalLongitud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obtenid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zana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5.733593</text:p>
          </table:table-cell>
          <table:table-cell office:value-type="string" calcext:value-type="string">
            <text:p>-71.5477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obio, Bío Bío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7.8966885244</text:p>
          </table:table-cell>
          <table:table-cell office:value-type="string" calcext:value-type="string">
            <text:p>-71.3667074214</text:p>
          </table:table-cell>
          <table:table-cell table:style-name="ce3" office:value-type="date" office:date-value="2023-02-04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olcán Callaqui, Alto Biobío, Biobío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7.9037827974</text:p>
          </table:table-cell>
          <table:table-cell office:value-type="string" calcext:value-type="string">
            <text:p>-71.3362549999</text:p>
          </table:table-cell>
          <table:table-cell table:style-name="ce3" office:value-type="date" office:date-value="2022-02-22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obio, Bío Bío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7.9429140911</text:p>
          </table:table-cell>
          <table:table-cell office:value-type="string" calcext:value-type="string">
            <text:p>-71.2852939653</text:p>
          </table:table-cell>
          <table:table-cell table:style-name="ce3" office:value-type="date" office:date-value="2022-12-08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racautí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3969806358</text:p>
          </table:table-cell>
          <table:table-cell office:value-type="string" calcext:value-type="string">
            <text:p>-71.6888869554</text:p>
          </table:table-cell>
          <table:table-cell table:style-name="ce3" office:value-type="date" office:date-value="2023-11-26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lleco Province, Araucani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4766516667</text:p>
          </table:table-cell>
          <table:table-cell office:value-type="string" calcext:value-type="string">
            <text:p>-71.5491483333</text:p>
          </table:table-cell>
          <table:table-cell table:style-name="ce3" office:value-type="date" office:date-value="2014-11-22" calcext:value-type="date">
            <text:p>201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lleco Province, Araucani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5053635619</text:p>
          </table:table-cell>
          <table:table-cell office:value-type="string" calcext:value-type="string">
            <text:p>-71.4077630107</text:p>
          </table:table-cell>
          <table:table-cell table:style-name="ce3" office:value-type="date" office:date-value="2021-02-08" calcext:value-type="date">
            <text:p>2021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rquenco, Vilcún, La Araucanía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6733583333</text:p>
          </table:table-cell>
          <table:table-cell office:value-type="string" calcext:value-type="string">
            <text:p>-71.8958966667</text:p>
          </table:table-cell>
          <table:table-cell table:style-name="ce3" office:value-type="date" office:date-value="2022-10-01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rquenco, Vilcún, La Araucanía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6831587054</text:p>
          </table:table-cell>
          <table:table-cell office:value-type="string" calcext:value-type="string">
            <text:p>-71.8880329935</text:p>
          </table:table-cell>
          <table:table-cell table:style-name="ce3" office:value-type="date" office:date-value="2022-05-14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rquenco, Vilcún, La Araucanía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6833553108</text:p>
          </table:table-cell>
          <table:table-cell office:value-type="string" calcext:value-type="string">
            <text:p>-71.8881012304</text:p>
          </table:table-cell>
          <table:table-cell table:style-name="ce3" office:value-type="date" office:date-value="2022-05-14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peuco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7358777778</text:p>
          </table:table-cell>
          <table:table-cell office:value-type="string" calcext:value-type="string">
            <text:p>-71.5264916667</text:p>
          </table:table-cell>
          <table:table-cell table:style-name="ce3" office:value-type="date" office:date-value="2024-01-24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peuco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8236514832</text:p>
          </table:table-cell>
          <table:table-cell office:value-type="string" calcext:value-type="string">
            <text:p>-71.7215039581</text:p>
          </table:table-cell>
          <table:table-cell table:style-name="ce3" office:value-type="date" office:date-value="2022-03-19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-28 km E Melipeu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8467</text:p>
          </table:table-cell>
          <table:table-cell office:value-type="string" calcext:value-type="string">
            <text:p>-71.403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huelhue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855728</text:p>
          </table:table-cell>
          <table:table-cell office:value-type="string" calcext:value-type="string">
            <text:p>-71.649087</text:p>
          </table:table-cell>
          <table:table-cell table:style-name="ce3" office:value-type="date" office:date-value="1968-02-15" calcext:value-type="date">
            <text:p>1968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racalco, Cunco, Región de La Araucania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9348978268</text:p>
          </table:table-cell>
          <table:table-cell office:value-type="string" calcext:value-type="string">
            <text:p>-71.8504515878</text:p>
          </table:table-cell>
          <table:table-cell table:style-name="ce3" office:value-type="date" office:date-value="2024-02-08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utí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0085214086</text:p>
          </table:table-cell>
          <table:table-cell office:value-type="string" calcext:value-type="string">
            <text:p>-71.6541500958</text:p>
          </table:table-cell>
          <table:table-cell table:style-name="ce3" office:value-type="date" office:date-value="2024-01-26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utín, CL-AR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0147457</text:p>
          </table:table-cell>
          <table:table-cell office:value-type="string" calcext:value-type="string">
            <text:p>-72.0314461</text:p>
          </table:table-cell>
          <table:table-cell table:style-name="ce3" office:value-type="date" office:date-value="2017-01-09" calcext:value-type="date">
            <text:p>2017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as de Rio Blanco, Pucó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1102982</text:p>
          </table:table-cell>
          <table:table-cell office:value-type="string" calcext:value-type="string">
            <text:p>-71.6141865</text:p>
          </table:table-cell>
          <table:table-cell table:style-name="ce3" office:value-type="date" office:date-value="1992-02-06" calcext:value-type="date">
            <text:p>199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uerquehue National Par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1719056739</text:p>
          </table:table-cell>
          <table:table-cell office:value-type="string" calcext:value-type="string">
            <text:p>-71.72789298</text:p>
          </table:table-cell>
          <table:table-cell table:style-name="ce3" office:value-type="date" office:date-value="2023-05-14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nquilco (E og Lago Tinquilco)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1773</text:p>
          </table:table-cell>
          <table:table-cell office:value-type="string" calcext:value-type="string">
            <text:p>-71.736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utí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2551703193</text:p>
          </table:table-cell>
          <table:table-cell office:value-type="string" calcext:value-type="string">
            <text:p>-71.7312039104</text:p>
          </table:table-cell>
          <table:table-cell table:style-name="ce3" office:value-type="date" office:date-value="2020-12-22" calcext:value-type="date">
            <text:p>2020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tuario El Cañi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2551755461</text:p>
          </table:table-cell>
          <table:table-cell office:value-type="string" calcext:value-type="string">
            <text:p>-71.7667323723</text:p>
          </table:table-cell>
          <table:table-cell table:style-name="ce3" office:value-type="date" office:date-value="2023-03-02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 Cañi Laguna Negra, Pucón, Región de La Araucania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2582133333</text:p>
          </table:table-cell>
          <table:table-cell office:value-type="string" calcext:value-type="string">
            <text:p>-71.7259</text:p>
          </table:table-cell>
          <table:table-cell table:style-name="ce3" office:value-type="date" office:date-value="2024-03-04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uminé Department, Neuquen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369934</text:p>
          </table:table-cell>
          <table:table-cell office:value-type="string" calcext:value-type="string">
            <text:p>-71.29478</text:p>
          </table:table-cell>
          <table:table-cell table:style-name="ce3" office:value-type="date" office:date-value="2016-04-21" calcext:value-type="date">
            <text:p>2016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go Quillén, Parque Nacional Lanín, Neuquén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3725827389</text:p>
          </table:table-cell>
          <table:table-cell office:value-type="string" calcext:value-type="string">
            <text:p>-71.234692198</text:p>
          </table:table-cell>
          <table:table-cell table:style-name="ce3" office:value-type="date" office:date-value="2023-01-03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uce Ruta 199 Ch - Palguín - Salto El León, Pucón, La Araucanía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3805614812</text:p>
          </table:table-cell>
          <table:table-cell office:value-type="string" calcext:value-type="string">
            <text:p>-71.789036954</text:p>
          </table:table-cell>
          <table:table-cell table:style-name="ce3" office:value-type="date" office:date-value="2022-03-03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rarrehue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3831863333</text:p>
          </table:table-cell>
          <table:table-cell office:value-type="string" calcext:value-type="string">
            <text:p>-71.5621719167</text:p>
          </table:table-cell>
          <table:table-cell table:style-name="ce3" office:value-type="date" office:date-value="2023-09-19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có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4603229768</text:p>
          </table:table-cell>
          <table:table-cell office:value-type="string" calcext:value-type="string">
            <text:p>-71.8379151821</text:p>
          </table:table-cell>
          <table:table-cell table:style-name="ce3" office:value-type="date" office:date-value="2022-02-12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utín, CL-AR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465463877</text:p>
          </table:table-cell>
          <table:table-cell office:value-type="string" calcext:value-type="string">
            <text:p>-72.5433422791</text:p>
          </table:table-cell>
          <table:table-cell table:style-name="ce3" office:value-type="date" office:date-value="2022-01-25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utí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4734858105</text:p>
          </table:table-cell>
          <table:table-cell office:value-type="string" calcext:value-type="string">
            <text:p>-72.0802826655</text:p>
          </table:table-cell>
          <table:table-cell table:style-name="ce3" office:value-type="date" office:date-value="2021-01-26" calcext:value-type="date">
            <text:p>2021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utín, Araucanía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4734866941</text:p>
          </table:table-cell>
          <table:table-cell office:value-type="string" calcext:value-type="string">
            <text:p>-72.0802863457</text:p>
          </table:table-cell>
          <table:table-cell table:style-name="ce3" office:value-type="date" office:date-value="2021-01-26" calcext:value-type="date">
            <text:p>2021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es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5331</text:p>
          </table:table-cell>
          <table:table-cell office:value-type="string" calcext:value-type="string">
            <text:p>-71.55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illarrica National Park, Curarrehue, Araucania Region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5677415667</text:p>
          </table:table-cell>
          <table:table-cell office:value-type="string" calcext:value-type="string">
            <text:p>-71.5244293479</text:p>
          </table:table-cell>
          <table:table-cell table:style-name="ce3" office:value-type="date" office:date-value="2022-11-21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calpulli, Panguipulli, Los Ríos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5777322445</text:p>
          </table:table-cell>
          <table:table-cell office:value-type="string" calcext:value-type="string">
            <text:p>-72.1766024083</text:p>
          </table:table-cell>
          <table:table-cell table:style-name="ce3" office:value-type="date" office:date-value="2021-05-06" calcext:value-type="date">
            <text:p>2021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divia (Prov.), Fundo Enco (S of Choshuenco village)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9136</text:p>
          </table:table-cell>
          <table:table-cell office:value-type="string" calcext:value-type="string">
            <text:p>-72.145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ácar, Neuquén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.140925</text:p>
          </table:table-cell>
          <table:table-cell office:value-type="string" calcext:value-type="string">
            <text:p>-71.3546455997</text:p>
          </table:table-cell>
          <table:table-cell table:style-name="ce3" office:value-type="date" office:date-value="2024-01-06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uquén (Prov.), Lago Queñi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.1575</text:p>
          </table:table-cell>
          <table:table-cell office:value-type="string" calcext:value-type="string">
            <text:p>-71.721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s Lagos, Neuquén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.663270436</text:p>
          </table:table-cell>
          <table:table-cell office:value-type="string" calcext:value-type="string">
            <text:p>-71.3717663661</text:p>
          </table:table-cell>
          <table:table-cell table:style-name="ce3" office:value-type="date" office:date-value="2023-02-11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loche, Río Negro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0905722163</text:p>
          </table:table-cell>
          <table:table-cell office:value-type="string" calcext:value-type="string">
            <text:p>-71.564973928</text:p>
          </table:table-cell>
          <table:table-cell table:style-name="ce3" office:value-type="date" office:date-value="2022-02-25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loche Department, Río Negro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093839</text:p>
          </table:table-cell>
          <table:table-cell office:value-type="string" calcext:value-type="string">
            <text:p>-71.548827</text:p>
          </table:table-cell>
          <table:table-cell table:style-name="ce3" office:value-type="date" office:date-value="2021-12-09" calcext:value-type="date">
            <text:p>2021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ío Negro, A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1143047994</text:p>
          </table:table-cell>
          <table:table-cell office:value-type="string" calcext:value-type="string">
            <text:p>-71.5145325057</text:p>
          </table:table-cell>
          <table:table-cell table:style-name="ce3" office:value-type="date" office:date-value="2015-01-14" calcext:value-type="date">
            <text:p>2015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loche, Río Negro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1461342144</text:p>
          </table:table-cell>
          <table:table-cell office:value-type="string" calcext:value-type="string">
            <text:p>-71.7551981805</text:p>
          </table:table-cell>
          <table:table-cell table:style-name="ce3" office:value-type="date" office:date-value="2014-08-20" calcext:value-type="date">
            <text:p>201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lanquihue, CL-LL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2454133641</text:p>
          </table:table-cell>
          <table:table-cell office:value-type="string" calcext:value-type="string">
            <text:p>-72.9378304763</text:p>
          </table:table-cell>
          <table:table-cell table:style-name="ce3" office:value-type="date" office:date-value="2023-10-15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loche, Río Negro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30559</text:p>
          </table:table-cell>
          <table:table-cell office:value-type="string" calcext:value-type="string">
            <text:p>-71.5713533333</text:p>
          </table:table-cell>
          <table:table-cell table:style-name="ce3" office:value-type="date" office:date-value="2022-03-22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lanquihue, Los Lagos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4127823425</text:p>
          </table:table-cell>
          <table:table-cell office:value-type="string" calcext:value-type="string">
            <text:p>-72.1241230667</text:p>
          </table:table-cell>
          <table:table-cell table:style-name="ce3" office:value-type="date" office:date-value="2020-10-05" calcext:value-type="date">
            <text:p>2020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lanquihue, Los Lagos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4138836933</text:p>
          </table:table-cell>
          <table:table-cell office:value-type="string" calcext:value-type="string">
            <text:p>-72.1224705408</text:p>
          </table:table-cell>
          <table:table-cell table:style-name="ce3" office:value-type="date" office:date-value="2020-10-05" calcext:value-type="date">
            <text:p>2020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loche Department, Río Negro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556567</text:p>
          </table:table-cell>
          <table:table-cell office:value-type="string" calcext:value-type="string">
            <text:p>-71.78275</text:p>
          </table:table-cell>
          <table:table-cell table:style-name="ce3"/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lli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8526461606</text:p>
          </table:table-cell>
          <table:table-cell office:value-type="string" calcext:value-type="string">
            <text:p>-71.5974745118</text:p>
          </table:table-cell>
          <table:table-cell table:style-name="ce3" office:value-type="date" office:date-value="2023-03-13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loche, Río Negro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8559777108</text:p>
          </table:table-cell>
          <table:table-cell office:value-type="string" calcext:value-type="string">
            <text:p>-71.5880028083</text:p>
          </table:table-cell>
          <table:table-cell table:style-name="ce3" office:value-type="date" office:date-value="2023-10-17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toco, Chubut,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9753723056</text:p>
          </table:table-cell>
          <table:table-cell office:value-type="string" calcext:value-type="string">
            <text:p>-71.7497482222</text:p>
          </table:table-cell>
          <table:table-cell table:style-name="ce3" office:value-type="date" office:date-value="2024-01-09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ino a Motoco, Chubut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9895477222</text:p>
          </table:table-cell>
          <table:table-cell office:value-type="string" calcext:value-type="string">
            <text:p>-71.6793746944</text:p>
          </table:table-cell>
          <table:table-cell table:style-name="ce3" office:value-type="date" office:date-value="2024-01-10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shamen, Chubut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2.1484801533</text:p>
          </table:table-cell>
          <table:table-cell office:value-type="string" calcext:value-type="string">
            <text:p>-71.534814164</text:p>
          </table:table-cell>
          <table:table-cell table:style-name="ce3" office:value-type="date" office:date-value="2024-02-19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taleufú, Esquel, Chubut, A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2.7011866667</text:p>
          </table:table-cell>
          <table:table-cell office:value-type="string" calcext:value-type="string">
            <text:p>-71.70558</text:p>
          </table:table-cell>
          <table:table-cell table:style-name="ce3" office:value-type="date" office:date-value="2018-01-02" calcext:value-type="date">
            <text:p>2018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que Nacional Los Alerces, Chubut, A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2.7267999097</text:p>
          </table:table-cell>
          <table:table-cell office:value-type="string" calcext:value-type="string">
            <text:p>-71.7436557773</text:p>
          </table:table-cell>
          <table:table-cell table:style-name="ce3" office:value-type="date" office:date-value="2022-12-16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taleufú, Chubut, Argentin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2.80322646</text:p>
          </table:table-cell>
          <table:table-cell office:value-type="string" calcext:value-type="string">
            <text:p>-71.65272574</text:p>
          </table:table-cell>
          <table:table-cell table:style-name="ce3" office:value-type="date" office:date-value="2023-01-27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taleufú, Los Lagos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3.1690486825</text:p>
          </table:table-cell>
          <table:table-cell office:value-type="string" calcext:value-type="string">
            <text:p>-71.8763623014</text:p>
          </table:table-cell>
          <table:table-cell table:style-name="ce3" office:value-type="date" office:date-value="2024-10-05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lena, Los Lagos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3.4905217019</text:p>
          </table:table-cell>
          <table:table-cell office:value-type="string" calcext:value-type="string">
            <text:p>-72.1230836213</text:p>
          </table:table-cell>
          <table:table-cell table:style-name="ce3" office:value-type="date" office:date-value="2022-01-10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snes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4.4616959656</text:p>
          </table:table-cell>
          <table:table-cell office:value-type="string" calcext:value-type="string">
            <text:p>-72.540480271</text:p>
          </table:table-cell>
          <table:table-cell table:style-name="ce3" office:value-type="date" office:date-value="2022-03-02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sén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364718</text:p>
          </table:table-cell>
          <table:table-cell office:value-type="string" calcext:value-type="string">
            <text:p>-72.6810519722</text:p>
          </table:table-cell>
          <table:table-cell table:style-name="ce3" office:value-type="date" office:date-value="2023-09-23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sén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431359</text:p>
          </table:table-cell>
          <table:table-cell office:value-type="string" calcext:value-type="string">
            <text:p>-72.7255449722</text:p>
          </table:table-cell>
          <table:table-cell table:style-name="ce3" office:value-type="date" office:date-value="2023-10-21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erto Aysen, Aisén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469287</text:p>
          </table:table-cell>
          <table:table-cell office:value-type="string" calcext:value-type="string">
            <text:p>-72.73247</text:p>
          </table:table-cell>
          <table:table-cell table:style-name="ce3" office:value-type="date" office:date-value="2023-10-21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ihaiqu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552526186</text:p>
          </table:table-cell>
          <table:table-cell office:value-type="string" calcext:value-type="string">
            <text:p>-71.9733318543</text:p>
          </table:table-cell>
          <table:table-cell table:style-name="ce3" office:value-type="date" office:date-value="2022-01-05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yhaiqu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5537041997</text:p>
          </table:table-cell>
          <table:table-cell office:value-type="string" calcext:value-type="string">
            <text:p>-72.1214228997</text:p>
          </table:table-cell>
          <table:table-cell table:style-name="ce3" office:value-type="date" office:date-value="2022-02-26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yhaiqu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5710312265</text:p>
          </table:table-cell>
          <table:table-cell office:value-type="string" calcext:value-type="string">
            <text:p>-72.0684574172</text:p>
          </table:table-cell>
          <table:table-cell table:style-name="ce3" office:value-type="date" office:date-value="2020-09-28" calcext:value-type="date">
            <text:p>2020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ihaiqu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8153791396</text:p>
          </table:table-cell>
          <table:table-cell office:value-type="string" calcext:value-type="string">
            <text:p>-71.9638598983</text:p>
          </table:table-cell>
          <table:table-cell table:style-name="ce3" office:value-type="date" office:date-value="2023-08-02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yhaiqu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9891125196</text:p>
          </table:table-cell>
          <table:table-cell office:value-type="string" calcext:value-type="string">
            <text:p>-72.0407750085</text:p>
          </table:table-cell>
          <table:table-cell table:style-name="ce3" office:value-type="date" office:date-value="2022-01-19" calcext:value-type="date">
            <text:p>2022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dero de Chile Las Horquetas, Río Ibáñez, Aisén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0889945</text:p>
          </table:table-cell>
          <table:table-cell office:value-type="string" calcext:value-type="string">
            <text:p>-72.2349083333</text:p>
          </table:table-cell>
          <table:table-cell table:style-name="ce3" office:value-type="date" office:date-value="2023-01-30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ío Ibáñez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1034237526</text:p>
          </table:table-cell>
          <table:table-cell office:value-type="string" calcext:value-type="string">
            <text:p>-72.1808912605</text:p>
          </table:table-cell>
          <table:table-cell table:style-name="ce3" office:value-type="date" office:date-value="2023-01-07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oyo El Bosque 1F, Villa Cerro Castillo, Río Ibáñez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1183809516</text:p>
          </table:table-cell>
          <table:table-cell office:value-type="string" calcext:value-type="string">
            <text:p>-72.1658387035</text:p>
          </table:table-cell>
          <table:table-cell table:style-name="ce3"/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ío Ibáñez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1276435852</text:p>
          </table:table-cell>
          <table:table-cell office:value-type="string" calcext:value-type="string">
            <text:p>-72.4834747314</text:p>
          </table:table-cell>
          <table:table-cell table:style-name="ce3" office:value-type="date" office:date-value="2020-02-14" calcext:value-type="date">
            <text:p>2020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gión de Aysén del General Carlos Ibáñez del Campo, Valle Explorador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29653</text:p>
          </table:table-cell>
          <table:table-cell office:value-type="string" calcext:value-type="string">
            <text:p>-73.407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BI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én Provinc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3471069319</text:p>
          </table:table-cell>
          <table:table-cell office:value-type="string" calcext:value-type="string">
            <text:p>-73.3230217056</text:p>
          </table:table-cell>
          <table:table-cell table:style-name="ce3" office:value-type="date" office:date-value="2020-01-16" calcext:value-type="date">
            <text:p>2020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4284736439</text:p>
          </table:table-cell>
          <table:table-cell office:value-type="string" calcext:value-type="string">
            <text:p>-73.2470325351</text:p>
          </table:table-cell>
          <table:table-cell table:style-name="ce3" office:value-type="date" office:date-value="2023-01-12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l Carrera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5184179418</text:p>
          </table:table-cell>
          <table:table-cell office:value-type="string" calcext:value-type="string">
            <text:p>-73.0529022224</text:p>
          </table:table-cell>
          <table:table-cell table:style-name="ce3" office:value-type="date" office:date-value="2023-01-10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go Vargas, Cochrane, Aysén del General Carlos Ibáñez del Campo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7.49893667</text:p>
          </table:table-cell>
          <table:table-cell office:value-type="string" calcext:value-type="string">
            <text:p>-72.95275833</text:p>
          </table:table-cell>
          <table:table-cell table:style-name="ce3" office:value-type="date" office:date-value="2023-03-10" calcext:value-type="date">
            <text:p>2023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chrane, Aysén, Chil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7.516381</text:p>
          </table:table-cell>
          <table:table-cell office:value-type="string" calcext:value-type="string">
            <text:p>-73.0034339722</text:p>
          </table:table-cell>
          <table:table-cell table:style-name="ce3" office:value-type="date" office:date-value="2024-03-24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rnán Merino, O'Higgins, Región de Aysén del General Carlos Ibáñez del Campo, C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8.46112</text:p>
          </table:table-cell>
          <table:table-cell office:value-type="string" calcext:value-type="string">
            <text:p>-72.5618966667</text:p>
          </table:table-cell>
          <table:table-cell table:style-name="ce3" office:value-type="date" office:date-value="2024-01-31" calcext:value-type="date">
            <text:p>2024</text:p>
          </table:table-cell>
          <table:table-cell office:value-type="string" calcext:value-type="string">
            <text:p>iNaturalis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M Vacun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624615</text:p>
          </table:table-cell>
          <table:table-cell office:value-type="string" calcext:value-type="string">
            <text:p>-72.684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uente Pinue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606014</text:p>
          </table:table-cell>
          <table:table-cell office:value-type="string" calcext:value-type="string">
            <text:p>-72.8846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Sismógraf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483982</text:p>
          </table:table-cell>
          <table:table-cell office:value-type="string" calcext:value-type="string">
            <text:p>-73.1948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Frickius 1H Caballo + 1H Vacuno Con Larv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429676</text:p>
          </table:table-cell>
          <table:table-cell office:value-type="string" calcext:value-type="string">
            <text:p>-73.2506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Frickius 1H Vacun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42893</text:p>
          </table:table-cell>
          <table:table-cell office:value-type="string" calcext:value-type="string">
            <text:p>-73.24699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Rio verd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390774</text:p>
          </table:table-cell>
          <table:table-cell office:value-type="string" calcext:value-type="string">
            <text:p>-73.2895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Lago Tranquilo Orilla Camino</text:p>
          </table:table-cell>
          <table:table-cell office:value-type="string" calcext:value-type="string">
            <text:p>Pres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6.638336</text:p>
          </table:table-cell>
          <table:table-cell office:value-type="string" calcext:value-type="string">
            <text:p>-72.8023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Lago Tranquilo Pradera 2</text:p>
          </table:table-cell>
          <table:table-cell office:value-type="string" calcext:value-type="string">
            <text:p>Pres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46.61473</text:p>
          </table:table-cell>
          <table:table-cell office:value-type="string" calcext:value-type="string">
            <text:p>-72.762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Lago Tranquilo Pradera 1</text:p>
          </table:table-cell>
          <table:table-cell office:value-type="string" calcext:value-type="string">
            <text:p>Pres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6.610954</text:p>
          </table:table-cell>
          <table:table-cell office:value-type="string" calcext:value-type="string">
            <text:p>-72.755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Puente Frickius</text:p>
          </table:table-cell>
          <table:table-cell office:value-type="string" calcext:value-type="string">
            <text:p>Prese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46.51815</text:p>
          </table:table-cell>
          <table:table-cell office:value-type="string" calcext:value-type="string">
            <text:p>-73.053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Parque Exploradores Bosque Mayor</text:p>
          </table:table-cell>
          <table:table-cell office:value-type="string" calcext:value-type="string">
            <text:p>Pre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6.49779</text:p>
          </table:table-cell>
          <table:table-cell office:value-type="string" calcext:value-type="string">
            <text:p>-73.15616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Parque Exploradores Bosque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49357</text:p>
          </table:table-cell>
          <table:table-cell office:value-type="string" calcext:value-type="string">
            <text:p>-73.153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Estuario Delta Bosque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31519</text:p>
          </table:table-cell>
          <table:table-cell office:value-type="string" calcext:value-type="string">
            <text:p>-73.4159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stuario Delta Pradera 1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298813</text:p>
          </table:table-cell>
          <table:table-cell office:value-type="string" calcext:value-type="string">
            <text:p>-73.4275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stuario Delta Pradera 2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29814</text:p>
          </table:table-cell>
          <table:table-cell office:value-type="string" calcext:value-type="string">
            <text:p>-73.4270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Maldonado Herbaceo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297558</text:p>
          </table:table-cell>
          <table:table-cell office:value-type="string" calcext:value-type="string">
            <text:p>-73.4124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Maldonado Bosque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296703</text:p>
          </table:table-cell>
          <table:table-cell office:value-type="string" calcext:value-type="string">
            <text:p>-73.406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Maldonado Mixto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29657</text:p>
          </table:table-cell>
          <table:table-cell office:value-type="string" calcext:value-type="string">
            <text:p>-73.4085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afa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as de Chillá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6.90</text:p>
          </table:table-cell>
          <table:table-cell office:value-type="string" calcext:value-type="string">
            <text:p>-71.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as de Palgui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42</text:p>
          </table:table-cell>
          <table:table-cell office:value-type="string" calcext:value-type="string">
            <text:p>-71.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 Bolsó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80</text:p>
          </table:table-cell>
          <table:table-cell office:value-type="string" calcext:value-type="string">
            <text:p>-71.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quehue - Alumin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88</text:p>
          </table:table-cell>
          <table:table-cell office:value-type="string" calcext:value-type="string">
            <text:p>-71.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lafque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57</text:p>
          </table:table-cell>
          <table:table-cell office:value-type="string" calcext:value-type="string">
            <text:p>-72.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ino Puerto Chacabu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42</text:p>
          </table:table-cell>
          <table:table-cell office:value-type="string" calcext:value-type="string">
            <text:p>-72.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rro Castillo - Coyhaiq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97</text:p>
          </table:table-cell>
          <table:table-cell office:value-type="string" calcext:value-type="string">
            <text:p>-71.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rquenco - Cauti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67</text:p>
          </table:table-cell>
          <table:table-cell office:value-type="string" calcext:value-type="string">
            <text:p>-71.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oshuen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83</text:p>
          </table:table-cell>
          <table:table-cell office:value-type="string" calcext:value-type="string">
            <text:p>-72.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yhaiq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57</text:p>
          </table:table-cell>
          <table:table-cell office:value-type="string" calcext:value-type="string">
            <text:p>-72.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rarreh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35</text:p>
          </table:table-cell>
          <table:table-cell office:value-type="string" calcext:value-type="string">
            <text:p>-71.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20</text:p>
          </table:table-cell>
          <table:table-cell office:value-type="string" calcext:value-type="string">
            <text:p>-72.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go las Torres - Coyhaiq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4.78</text:p>
          </table:table-cell>
          <table:table-cell office:value-type="string" calcext:value-type="string">
            <text:p>-72.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guna San Raf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6.62</text:p>
          </table:table-cell>
          <table:table-cell office:value-type="string" calcext:value-type="string">
            <text:p>-73.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 Bandurrias - Coyhaiq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50</text:p>
          </table:table-cell>
          <table:table-cell office:value-type="string" calcext:value-type="string">
            <text:p>-71.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lanquih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1.25</text:p>
          </table:table-cell>
          <table:table-cell office:value-type="string" calcext:value-type="string">
            <text:p>-73.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life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.20</text:p>
          </table:table-cell>
          <table:table-cell office:value-type="string" calcext:value-type="string">
            <text:p>-72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nquimay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45</text:p>
          </table:table-cell>
          <table:table-cell office:value-type="string" calcext:value-type="string">
            <text:p>-71.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lalcahuell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47</text:p>
          </table:table-cell>
          <table:table-cell office:value-type="string" calcext:value-type="string">
            <text:p>-71.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peu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83</text:p>
          </table:table-cell>
          <table:table-cell office:value-type="string" calcext:value-type="string">
            <text:p>-71.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nguipulli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63</text:p>
          </table:table-cell>
          <table:table-cell office:value-type="string" calcext:value-type="string">
            <text:p>-72.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co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28</text:p>
          </table:table-cell>
          <table:table-cell office:value-type="string" calcext:value-type="string">
            <text:p>-71.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erto Bories - Magallan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51.68</text:p>
          </table:table-cell>
          <table:table-cell office:value-type="string" calcext:value-type="string">
            <text:p>-72.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erto Cisn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4.72</text:p>
          </table:table-cell>
          <table:table-cell office:value-type="string" calcext:value-type="string">
            <text:p>-72.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nta Arena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53.15</text:p>
          </table:table-cell>
          <table:table-cell office:value-type="string" calcext:value-type="string">
            <text:p>-70.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yeh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0.58</text:p>
          </table:table-cell>
          <table:table-cell office:value-type="string" calcext:value-type="string">
            <text:p>-72.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o Blan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05</text:p>
          </table:table-cell>
          <table:table-cell office:value-type="string" calcext:value-type="string">
            <text:p>-7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o Simpson - Ayse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45</text:p>
          </table:table-cell>
          <table:table-cell office:value-type="string" calcext:value-type="string">
            <text:p>-72.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o Simpson - Cerro Huemul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60</text:p>
          </table:table-cell>
          <table:table-cell office:value-type="string" calcext:value-type="string">
            <text:p>-72.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o Simpson - Coyhaiqu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5.53</text:p>
          </table:table-cell>
          <table:table-cell office:value-type="string" calcext:value-type="string">
            <text:p>-72.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mu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72</text:p>
          </table:table-cell>
          <table:table-cell office:value-type="string" calcext:value-type="string">
            <text:p>-72.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as de Palgui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42</text:p>
          </table:table-cell>
          <table:table-cell office:value-type="string" calcext:value-type="string">
            <text:p>-71.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as de Tolhuac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23</text:p>
          </table:table-cell>
          <table:table-cell office:value-type="string" calcext:value-type="string">
            <text:p>-71.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rmas del Fla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4.95</text:p>
          </table:table-cell>
          <table:table-cell office:value-type="string" calcext:value-type="string">
            <text:p>-70.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div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9.82</text:p>
          </table:table-cell>
          <table:table-cell office:value-type="string" calcext:value-type="string">
            <text:p>-73.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le Chacabuco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7.12</text:p>
          </table:table-cell>
          <table:table-cell office:value-type="string" calcext:value-type="string">
            <text:p>-72.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illa Ohiggin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48.45</text:p>
          </table:table-cell>
          <table:table-cell office:value-type="string" calcext:value-type="string">
            <text:p>-72.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olcan Llaim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38.68</text:p>
          </table:table-cell>
          <table:table-cell office:value-type="string" calcext:value-type="string">
            <text:p>-71.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uricioCha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916656</text:p>
          </table:table-cell>
          <table:table-cell table:style-name="ce9" office:value-type="string" calcext:value-type="string">
            <text:p>-71.33155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924531</text:p>
          </table:table-cell>
          <table:table-cell table:style-name="ce9" office:value-type="string" calcext:value-type="string">
            <text:p>-71.33113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931336</text:p>
          </table:table-cell>
          <table:table-cell table:style-name="ce9" office:value-type="string" calcext:value-type="string">
            <text:p>-71.33495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947821</text:p>
          </table:table-cell>
          <table:table-cell table:style-name="ce9" office:value-type="string" calcext:value-type="string">
            <text:p>-71.34137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958134</text:p>
          </table:table-cell>
          <table:table-cell table:style-name="ce9" office:value-type="string" calcext:value-type="string">
            <text:p>-71.34485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577876</text:p>
          </table:table-cell>
          <table:table-cell table:style-name="ce9" office:value-type="string" calcext:value-type="string">
            <text:p>-71.70244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593202</text:p>
          </table:table-cell>
          <table:table-cell table:style-name="ce9" office:value-type="string" calcext:value-type="string">
            <text:p>-71.70886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Presen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-40.778314</text:p>
          </table:table-cell>
          <table:table-cell table:style-name="ce9" office:value-type="string" calcext:value-type="string">
            <text:p>-71.60446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renkrautVicto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rellón-Bosque</text:p>
          </table:table-cell>
          <table:table-cell office:value-type="string" calcext:value-type="string">
            <text:p>Present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-45.49333333</text:p>
          </table:table-cell>
          <table:table-cell office:value-type="string" calcext:value-type="string">
            <text:p>-72.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rellón-Pradera</text:p>
          </table:table-cell>
          <table:table-cell office:value-type="string" calcext:value-type="string">
            <text:p>Present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-45.49694444</text:p>
          </table:table-cell>
          <table:table-cell office:value-type="string" calcext:value-type="string">
            <text:p>-72.136388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. Guillermo-Pradera</text:p>
          </table:table-cell>
          <table:table-cell office:value-type="string" calcext:value-type="string">
            <text:p>Presen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-45.2575</text:p>
          </table:table-cell>
          <table:table-cell office:value-type="string" calcext:value-type="string">
            <text:p>-72.260277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le Simpson-Bosque</text:p>
          </table:table-cell>
          <table:table-cell office:value-type="string" calcext:value-type="string">
            <text:p>Presen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-45.77222222</text:p>
          </table:table-cell>
          <table:table-cell office:value-type="string" calcext:value-type="string">
            <text:p>-72.05722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le Simpson-Pradera</text:p>
          </table:table-cell>
          <table:table-cell office:value-type="string" calcext:value-type="string">
            <text:p>Presen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45.76666667</text:p>
          </table:table-cell>
          <table:table-cell office:value-type="string" calcext:value-type="string">
            <text:p>-72.060277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le Simpson-Ecotono</text:p>
          </table:table-cell>
          <table:table-cell office:value-type="string" calcext:value-type="string">
            <text:p>Pres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45.76861111</text:p>
          </table:table-cell>
          <table:table-cell office:value-type="string" calcext:value-type="string">
            <text:p>-72.056388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 Claro-Bosque</text:p>
          </table:table-cell>
          <table:table-cell office:value-type="string" calcext:value-type="string">
            <text:p>Presen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45.60722222</text:p>
          </table:table-cell>
          <table:table-cell office:value-type="string" calcext:value-type="string">
            <text:p>-72.16972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 Claro-Pradera</text:p>
          </table:table-cell>
          <table:table-cell office:value-type="string" calcext:value-type="string">
            <text:p>Present</text:p>
          </table:table-cell>
          <table:table-cell office:value-type="float" office:value="250" calcext:value-type="float">
            <text:p>250</text:p>
          </table:table-cell>
          <table:table-cell office:value-type="float" office:value="-45605" calcext:value-type="float">
            <text:p>-45605</text:p>
          </table:table-cell>
          <table:table-cell office:value-type="float" office:value="-72155" calcext:value-type="float">
            <text:p>-721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 Claro-Ecotono</text:p>
          </table:table-cell>
          <table:table-cell office:value-type="string" calcext:value-type="string">
            <text:p>Presen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45.60277778</text:p>
          </table:table-cell>
          <table:table-cell office:value-type="string" calcext:value-type="string">
            <text:p>-72.1466666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lmaceda-Bosque</text:p>
          </table:table-cell>
          <table:table-cell office:value-type="string" calcext:value-type="string">
            <text:p>Presen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45.88305556</text:p>
          </table:table-cell>
          <table:table-cell office:value-type="string" calcext:value-type="string">
            <text:p>-71.716944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lmaceda-Pradera</text:p>
          </table:table-cell>
          <table:table-cell office:value-type="string" calcext:value-type="string">
            <text:p>Abs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5.88027778</text:p>
          </table:table-cell>
          <table:table-cell office:value-type="string" calcext:value-type="string">
            <text:p>-71.707777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lmaceda-Ecotono</text:p>
          </table:table-cell>
          <table:table-cell office:value-type="string" calcext:value-type="string">
            <text:p>Presen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45.87861111</text:p>
          </table:table-cell>
          <table:table-cell office:value-type="string" calcext:value-type="string">
            <text:p>-71.711111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to. Aysen-Bosque</text:p>
          </table:table-cell>
          <table:table-cell office:value-type="string" calcext:value-type="string">
            <text:p>Pres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5.43916667</text:p>
          </table:table-cell>
          <table:table-cell office:value-type="string" calcext:value-type="string">
            <text:p>-72.726388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to. Aysen-Pradera</text:p>
          </table:table-cell>
          <table:table-cell office:value-type="string" calcext:value-type="string">
            <text:p>Pres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45.43277778</text:p>
          </table:table-cell>
          <table:table-cell office:value-type="string" calcext:value-type="string">
            <text:p>-72.727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to. Aysen-Ecotono</text:p>
          </table:table-cell>
          <table:table-cell office:value-type="string" calcext:value-type="string">
            <text:p>Pres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45.43555556</text:p>
          </table:table-cell>
          <table:table-cell office:value-type="string" calcext:value-type="string">
            <text:p>-72.723333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yhaique Alto-Pradera</text:p>
          </table:table-cell>
          <table:table-cell office:value-type="string" calcext:value-type="string">
            <text:p>Pres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45.5125</text:p>
          </table:table-cell>
          <table:table-cell office:value-type="string" calcext:value-type="string">
            <text:p>-71.56222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uricioChang- Pe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57415</text:p>
          </table:table-cell>
          <table:table-cell office:value-type="string" calcext:value-type="string">
            <text:p>-72.7009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445327</text:p>
          </table:table-cell>
          <table:table-cell office:value-type="string" calcext:value-type="string">
            <text:p>-72.72454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399581</text:p>
          </table:table-cell>
          <table:table-cell office:value-type="string" calcext:value-type="string">
            <text:p>-72.719549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383772</text:p>
          </table:table-cell>
          <table:table-cell office:value-type="string" calcext:value-type="string">
            <text:p>-72.73928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298027</text:p>
          </table:table-cell>
          <table:table-cell office:value-type="string" calcext:value-type="string">
            <text:p>-72.80154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215844</text:p>
          </table:table-cell>
          <table:table-cell office:value-type="string" calcext:value-type="string">
            <text:p>-72.80324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n – Camino castillo RPT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-46.126899</text:p>
          </table:table-cell>
          <table:table-cell office:value-type="string" calcext:value-type="string">
            <text:p>-72.55984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aul</text:p>
          </table:table-cell>
          <table:table-cell table:number-columns-repeated="16377"/>
        </table:table-row>
        <table:table-row table:style-name="ro3" table:number-rows-repeated="104841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G78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/>
    <style:font-face style:name="Calibri1" svg:font-family="Calibri1" style:font-family-generic="swiss"/>
    <style:font-face style:name="Calibri11" svg:font-family="Calibri1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Calibri11" fo:font-family="Calibri1" fo:font-size="24pt" fo:font-weight="bold" style:font-name-asian="Calibri11" style:font-family-asian="Calibri1" style:font-size-asian="24pt" style:font-weight-asian="bold" style:font-name-complex="Calibri11" style:font-family-complex="Calibri1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Calibri11" fo:font-family="Calibri1" fo:font-size="18pt" fo:font-weight="bold" style:font-name-asian="Calibri11" style:font-family-asian="Calibri1" style:font-size-asian="18pt" style:font-weight-asian="bold" style:font-name-complex="Calibri11" style:font-family-complex="Calibri1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Calibri11" fo:font-family="Calibri1" fo:font-size="12pt" fo:font-weight="bold" style:font-name-asian="Calibri11" style:font-family-asian="Calibri1" style:font-size-asian="12pt" style:font-weight-asian="bold" style:font-name-complex="Calibri11" style:font-family-complex="Calibri1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Calibri1" fo:font-family="Calibri1" style:font-family-generic="swiss" fo:font-size="11pt" style:font-name-asian="Calibri11" style:font-family-asian="Calibri1" style:font-size-asian="11pt" style:font-name-complex="Calibri11" style:font-family-complex="Calibri1" style:font-size-complex="11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Calibri11" fo:font-family="Calibri1" fo:font-size="11pt" fo:font-style="italic" style:font-name-asian="Calibri11" style:font-family-asian="Calibri1" style:font-size-asian="11pt" style:font-style-asian="italic" style:font-name-complex="Calibri11" style:font-family-complex="Calibri1" style:font-size-complex="11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Calibri11" fo:font-family="Calibri1" fo:font-size="11pt" style:text-underline-style="solid" style:text-underline-width="auto" style:text-underline-color="font-color" style:font-name-asian="Calibri11" style:font-family-asian="Calibri1" style:font-size-asian="11pt" style:font-name-complex="Calibri11" style:font-family-complex="Calibri1" style:font-size-complex="11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Calibri1" fo:font-family="Calibri1" style:font-family-generic="swiss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Calibri1" fo:font-family="Calibri1" style:font-family-generic="swiss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Calibri1" fo:font-family="Calibri1" style:font-family-generic="swiss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Calibri1" fo:font-family="Calibri1" style:font-family-generic="swiss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Calibri11" fo:font-family="Calibri1" fo:font-size="11pt" fo:font-style="italic" style:text-underline-style="solid" style:text-underline-width="auto" style:text-underline-color="font-color" fo:font-weight="bold" style:font-name-asian="Calibri11" style:font-family-asian="Calibri1" style:font-size-asian="11pt" style:font-style-asian="italic" style:font-weight-asian="bold" style:font-name-complex="Calibri11" style:font-family-complex="Calibri1" style:font-size-complex="11pt" style:font-style-complex="italic" style:font-weight-complex="bold"/>
    </style:style>
    <style:style style:name="Excel_5f_BuiltIn_5f_20_25__20_-_20_Énfasis1" style:display-name="Excel_BuiltIn_20% - Énfasis1" style:family="table-cell" style:parent-style-name="Default" style:data-style-name="N0">
      <style:table-cell-properties fo:background-color="#ccccff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20_25__20_-_20_Énfasis2" style:display-name="Excel_BuiltIn_20% - Énfasis2" style:family="table-cell" style:parent-style-name="Default" style:data-style-name="N0">
      <style:table-cell-properties fo:background-color="#ff99cc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20_25__20_-_20_Énfasis3" style:display-name="Excel_BuiltIn_20% - Énfasis3" style:family="table-cell" style:parent-style-name="Default" style:data-style-name="N0">
      <style:table-cell-properties fo:background-color="#ccffcc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20_25__20_-_20_Énfasis4" style:display-name="Excel_BuiltIn_20% - Énfasis4" style:family="table-cell" style:parent-style-name="Default" style:data-style-name="N0">
      <style:table-cell-properties fo:background-color="#cc99ff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20_25__20_-_20_Énfasis5" style:display-name="Excel_BuiltIn_20% - Énfasis5" style:family="table-cell" style:parent-style-name="Default" style:data-style-name="N0">
      <style:table-cell-properties fo:background-color="#ccffff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20_25__20_-_20_Énfasis6" style:display-name="Excel_BuiltIn_20% - Énfasis6" style:family="table-cell" style:parent-style-name="Default" style:data-style-name="N0">
      <style:table-cell-properties fo:background-color="#ffcc99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40_25__20_-_20_Énfasis1" style:display-name="Excel_BuiltIn_40% - Énfasis1" style:family="table-cell" style:parent-style-name="Default" style:data-style-name="N0">
      <style:table-cell-properties fo:background-color="#99ccff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40_25__20_-_20_Énfasis2" style:display-name="Excel_BuiltIn_40% - Énfasis2" style:family="table-cell" style:parent-style-name="Default" style:data-style-name="N0">
      <style:table-cell-properties fo:background-color="#ff8080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40_25__20_-_20_Énfasis3" style:display-name="Excel_BuiltIn_40% - Énfasis3" style:family="table-cell" style:parent-style-name="Default" style:data-style-name="N0">
      <style:table-cell-properties fo:background-color="#00ff00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40_25__20_-_20_Énfasis4" style:display-name="Excel_BuiltIn_40% - Énfasis4" style:family="table-cell" style:parent-style-name="Default" style:data-style-name="N0">
      <style:table-cell-properties fo:background-color="#cc99ff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40_25__20_-_20_Énfasis5" style:display-name="Excel_BuiltIn_40% - Énfasis5" style:family="table-cell" style:parent-style-name="Default" style:data-style-name="N0">
      <style:table-cell-properties fo:background-color="#99ccff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40_25__20_-_20_Énfasis6" style:display-name="Excel_BuiltIn_40% - Énfasis6" style:family="table-cell" style:parent-style-name="Default" style:data-style-name="N0">
      <style:table-cell-properties fo:background-color="#ffcc00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60_25__20_-_20_Énfasis1" style:display-name="Excel_BuiltIn_60% - Énfasis1" style:family="table-cell" style:parent-style-name="Default" style:data-style-name="N0">
      <style:table-cell-properties fo:background-color="#0066cc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60_25__20_-_20_Énfasis2" style:display-name="Excel_BuiltIn_60% - Énfasis2" style:family="table-cell" style:parent-style-name="Default" style:data-style-name="N0">
      <style:table-cell-properties fo:background-color="#ff808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60_25__20_-_20_Énfasis3" style:display-name="Excel_BuiltIn_60% - Énfasis3" style:family="table-cell" style:parent-style-name="Default" style:data-style-name="N0">
      <style:table-cell-properties fo:background-color="#00ff0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60_25__20_-_20_Énfasis4" style:display-name="Excel_BuiltIn_60% - Énfasis4" style:family="table-cell" style:parent-style-name="Default" style:data-style-name="N0">
      <style:table-cell-properties fo:background-color="#80008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60_25__20_-_20_Énfasis5" style:display-name="Excel_BuiltIn_60% - Énfasis5" style:family="table-cell" style:parent-style-name="Default" style:data-style-name="N0">
      <style:table-cell-properties fo:background-color="#33cccc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60_25__20_-_20_Énfasis6" style:display-name="Excel_BuiltIn_60% - Énfasis6" style:family="table-cell" style:parent-style-name="Default" style:data-style-name="N0">
      <style:table-cell-properties fo:background-color="#ff990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Cálculo" style:display-name="Excel_BuiltIn_Cálculo" style:family="table-cell" style:parent-style-name="Default" style:data-style-name="N0">
      <style:table-cell-properties fo:background-color="#c0c0c0" fo:border="0.06pt solid #808080" style:vertical-align="automatic"/>
      <style:text-properties fo:color="#ff9900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Excel_5f_BuiltIn_5f_Celda_20_de_20_comprobación" style:display-name="Excel_BuiltIn_Celda de comprobación" style:family="table-cell" style:parent-style-name="Default" style:data-style-name="N0">
      <style:table-cell-properties fo:background-color="#969696" fo:border="0.06pt solid #000000" style:vertical-align="automatic"/>
      <style:text-properties fo:color="#ffffff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Excel_5f_BuiltIn_5f_Celda_20_vinculada" style:display-name="Excel_BuiltIn_Celda vinculada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 style:font-name="Calibri1" fo:font-family="Calibri1" style:font-family-generic="swiss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Encabezado_20_4" style:display-name="Excel_BuiltIn_Encabezado 4" style:family="table-cell" style:parent-style-name="Default" style:data-style-name="N0">
      <style:table-cell-properties fo:background-color="transparent" style:vertical-align="automatic"/>
      <style:text-properties fo:color="#003366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Excel_5f_BuiltIn_5f_Énfasis1" style:display-name="Excel_BuiltIn_Énfasis1" style:family="table-cell" style:parent-style-name="Default" style:data-style-name="N0">
      <style:table-cell-properties fo:background-color="#333399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Énfasis2" style:display-name="Excel_BuiltIn_Énfasis2" style:family="table-cell" style:parent-style-name="Default" style:data-style-name="N0">
      <style:table-cell-properties fo:background-color="#ff000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Énfasis3" style:display-name="Excel_BuiltIn_Énfasis3" style:family="table-cell" style:parent-style-name="Default" style:data-style-name="N0">
      <style:table-cell-properties fo:background-color="#339966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Énfasis4" style:display-name="Excel_BuiltIn_Énfasis4" style:family="table-cell" style:parent-style-name="Default" style:data-style-name="N0">
      <style:table-cell-properties fo:background-color="#80008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Énfasis5" style:display-name="Excel_BuiltIn_Énfasis5" style:family="table-cell" style:parent-style-name="Default" style:data-style-name="N0">
      <style:table-cell-properties fo:background-color="#33cccc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Énfasis6" style:display-name="Excel_BuiltIn_Énfasis6" style:family="table-cell" style:parent-style-name="Default" style:data-style-name="N0">
      <style:table-cell-properties fo:background-color="#ff6600" style:vertical-align="automatic"/>
      <style:text-properties fo:color="#ffffff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Entrada" style:display-name="Excel_BuiltIn_Entrada" style:family="table-cell" style:parent-style-name="Default" style:data-style-name="N0">
      <style:table-cell-properties fo:background-color="#ffcc99" fo:border="0.06pt solid #808080" style:vertical-align="automatic"/>
      <style:text-properties fo:color="#333399" style:font-name="Calibri1" fo:font-family="Calibri1" style:font-family-generic="swiss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Incorrecto" style:display-name="Excel_BuiltIn_Incorrecto" style:family="table-cell" style:parent-style-name="Default" style:data-style-name="N0">
      <style:table-cell-properties fo:background-color="#ff99cc" style:vertical-align="automatic"/>
      <style:text-properties fo:color="#80008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Notas" style:display-name="Excel_BuiltIn_Notas" style:family="table-cell" style:parent-style-name="Default" style:data-style-name="N0">
      <style:table-cell-properties fo:background-color="#ffffcc" fo:border="0.06pt solid #c0c0c0" style:vertical-align="automatic"/>
      <style:text-properties fo:color="#000000" style:font-name="Calibri1" fo:font-family="Calibri1" style:font-family-generic="swiss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Salida" style:display-name="Excel_BuiltIn_Salida" style:family="table-cell" style:parent-style-name="Default" style:data-style-name="N0">
      <style:table-cell-properties fo:background-color="#c0c0c0" fo:border="0.06pt solid #333333" style:vertical-align="automatic"/>
      <style:text-properties fo:color="#333333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Excel_5f_BuiltIn_5f_Texto_20_de_20_advertencia" style:display-name="Excel_BuiltIn_Texto de advertencia" style:family="table-cell" style:parent-style-name="Default" style:data-style-name="N0">
      <style:table-cell-properties fo:background-color="transparent" style:vertical-align="automatic"/>
      <style:text-properties fo:color="#ff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style:style style:name="Excel_5f_BuiltIn_5f_Texto_20_explicativo" style:display-name="Excel_BuiltIn_Texto explicativo" style:family="table-cell" style:parent-style-name="Default" style:data-style-name="N0">
      <style:table-cell-properties fo:background-color="transparent" style:vertical-align="automatic"/>
      <style:text-properties fo:color="#808080" style:font-name="Calibri11" fo:font-family="Calibri1" fo:font-size="11pt" fo:font-style="italic" style:font-name-asian="Calibri11" style:font-family-asian="Calibri1" style:font-size-asian="11pt" style:font-style-asian="italic" style:font-name-complex="Calibri11" style:font-family-complex="Calibri1" style:font-size-complex="11pt" style:font-style-complex="italic"/>
    </style:style>
    <style:style style:name="Excel_5f_BuiltIn_5f_Título" style:display-name="Excel_BuiltIn_Título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Excel_5f_BuiltIn_5f_Título_20_2" style:display-name="Excel_BuiltIn_Título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style:font-name="Calibri11" fo:font-family="Calibri1" fo:font-size="13pt" fo:font-weight="bold" style:font-name-asian="Calibri11" style:font-family-asian="Calibri1" style:font-size-asian="13pt" style:font-weight-asian="bold" style:font-name-complex="Calibri11" style:font-family-complex="Calibri1" style:font-size-complex="13pt" style:font-weight-complex="bold"/>
    </style:style>
    <style:style style:name="Excel_5f_BuiltIn_5f_Título_20_3" style:display-name="Excel_BuiltIn_Título 3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Excel_5f_BuiltIn_5f_Total" style:display-name="Excel_BuiltIn_Total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color="#000000" style:font-name="Calibri11" fo:font-family="Calibri1" fo:font-size="11pt" fo:font-weight="bold" style:font-name-asian="Calibri11" style:font-family-asian="Calibri1" style:font-size-asian="11pt" style:font-weight-asian="bold" style:font-name-complex="Calibri11" style:font-family-complex="Calibri1" style:font-size-complex="11pt" style:font-weight-complex="bold"/>
    </style:style>
    <style:style style:name="Normal_5f_DERIVADORES" style:display-name="Normal_DERIVADORES" style:family="table-cell" style:parent-style-name="Default" style:data-style-name="N0">
      <style:table-cell-properties fo:background-color="transparent" style:vertical-align="automatic"/>
      <style:text-properties fo:color="#000000" style:font-name="Calibri11" fo:font-family="Calibri1" fo:font-size="11pt" style:font-name-asian="Calibri11" style:font-family-asian="Calibri1" style:font-size-asian="11pt" style:font-name-complex="Calibri11" style:font-family-complex="Calibri1" style:font-size-complex="11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Paul Mathieu Edmond Amouroux | U.Mayor</meta:initial-creator>
    <dc:creator>Francisco Zambrano | U.Mayor</dc:creator>
    <meta:creation-date>2015-06-05T18:17:20Z</meta:creation-date>
    <dc:date>2024-11-11T12:06:04Z</dc:date>
    <meta:editing-cycles>17</meta:editing-cycles>
    <meta:document-statistic meta:table-count="1" meta:cell-count="1146" meta:object-count="0"/>
    <meta:user-defined meta:name="AppVersion">16.0300</meta:user-defined>
  </office:meta>
</office:document-meta>
</file>